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5.95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background-color="#ec9ba4" fo:padding="0.097cm" fo:border="0.05pt solid #000000">
        <style:background-image/>
      </style:table-cell-properties>
    </style:style>
    <style:style style:name="Tabela1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043cm"/>
    </style:style>
    <style:style style:name="Tabela2.B" style:family="table-column">
      <style:table-column-properties style:column-width="3.704cm"/>
    </style:style>
    <style:style style:name="Tabela2.C" style:family="table-column">
      <style:table-column-properties style:column-width="6.003cm"/>
    </style:style>
    <style:style style:name="Tabela2.D" style:family="table-column">
      <style:table-column-properties style:column-width="4.263cm"/>
    </style:style>
    <style:style style:name="Tabela2.A1" style:family="table-cell">
      <style:table-cell-properties fo:background-color="#ec9ba4" fo:padding="0.097cm" fo:border="0.05pt solid #000000">
        <style:background-image/>
      </style:table-cell-properties>
    </style:style>
    <style:style style:name="Tabela2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ec9ba4" fo:padding="0.097cm" fo:border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fo:background-color="#ffb66c" fo:padding="0.097cm" fo:border="0.05pt solid #000000">
        <style:background-image/>
      </style:table-cell-properties>
    </style:style>
    <style:style style:name="Tabela4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fo:background-color="#ec9ba4" fo:padding="0.097cm" fo:border="0.05pt solid #000000">
        <style:background-image/>
      </style:table-cell-properties>
    </style:style>
    <style:style style:name="Tabela5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2*"/>
    </style:style>
    <style:style style:name="Tabela6.A1" style:family="table-cell">
      <style:table-cell-properties fo:background-color="#ffb66c" fo:padding="0.097cm" fo:border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9638*"/>
    </style:style>
    <style:style style:name="Tabela7.A1" style:family="table-cell">
      <style:table-cell-properties fo:background-color="#ffb66c" fo:padding="0.097cm" fo:border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background-color="#ffb66c" fo:padding="0.097cm" fo:border="0.05pt solid #000000">
        <style:background-image/>
      </style:table-cell-properties>
    </style:style>
    <style:style style:name="Tabela8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8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2*"/>
    </style:style>
    <style:style style:name="Tabela9.A1" style:family="table-cell">
      <style:table-cell-properties fo:background-color="#ffb66c" fo:padding="0.097cm" fo:border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251cm" style:rel-column-width="16383*"/>
    </style:style>
    <style:style style:name="Tabela10.A1" style:family="table-cell">
      <style:table-cell-properties fo:background-color="#ffb66c" fo:padding="0.097cm" fo:border="0.05pt solid #000000">
        <style:background-image/>
      </style:table-cell-properties>
    </style:style>
    <style:style style:name="Tabela10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0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0.D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4.251cm" style:rel-column-width="16383*"/>
    </style:style>
    <style:style style:name="Tabela11.A1" style:family="table-cell">
      <style:table-cell-properties fo:background-color="#ec9ba4" fo:padding="0.097cm" fo:border="0.05pt solid #000000">
        <style:background-image/>
      </style:table-cell-properties>
    </style:style>
    <style:style style:name="Tabela11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11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none" fo:border-top="none" fo:border-bottom="0.05pt solid #000000"/>
    </style:style>
    <style:style style:name="Tabela11.C3" style:family="table-cell">
      <style:table-cell-properties fo:padding="0.097cm" fo:border-left="0.05pt solid #000000" fo:border-right="none" fo:border-top="none" fo:border-bottom="0.05pt solid #000000"/>
    </style:style>
    <style:style style:name="Tabela1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none" fo:border-top="none" fo:border-bottom="0.05pt solid #000000"/>
    </style:style>
    <style:style style:name="Tabela11.C4" style:family="table-cell">
      <style:table-cell-properties fo:padding="0.097cm" fo:border-left="0.05pt solid #000000" fo:border-right="none" fo:border-top="none" fo:border-bottom="0.05pt solid #000000"/>
    </style:style>
    <style:style style:name="Tabela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none" fo:border-top="none" fo:border-bottom="0.05pt solid #000000"/>
    </style:style>
    <style:style style:name="Tabela11.C5" style:family="table-cell">
      <style:table-cell-properties fo:padding="0.097cm" fo:border-left="0.05pt solid #000000" fo:border-right="none" fo:border-top="none" fo:border-bottom="0.05pt solid #000000"/>
    </style:style>
    <style:style style:name="Tabe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2*"/>
    </style:style>
    <style:style style:name="Tabela12.A1" style:family="table-cell">
      <style:table-cell-properties fo:background-color="#ffb66c" fo:padding="0.097cm" fo:border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4.251cm" style:rel-column-width="16383*"/>
    </style:style>
    <style:style style:name="Tabela13.A1" style:family="table-cell">
      <style:table-cell-properties fo:background-color="#ec9ba4" fo:padding="0.097cm" fo:border="0.05pt solid #000000">
        <style:background-image/>
      </style:table-cell-properties>
    </style:style>
    <style:style style:name="Tabela13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13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fo:padding="0.097cm" fo:border-left="0.05pt solid #000000" fo:border-right="none" fo:border-top="none" fo:border-bottom="0.05pt solid #000000"/>
    </style:style>
    <style:style style:name="Tabela13.B3" style:family="table-cell">
      <style:table-cell-properties fo:padding="0.097cm" fo:border-left="0.05pt solid #000000" fo:border-right="none" fo:border-top="none" fo:border-bottom="0.05pt solid #000000"/>
    </style:style>
    <style:style style:name="Tabela13.C3" style:family="table-cell">
      <style:table-cell-properties fo:padding="0.097cm" fo:border-left="0.05pt solid #000000" fo:border-right="none" fo:border-top="none" fo:border-bottom="0.05pt solid #000000"/>
    </style:style>
    <style:style style:name="Tabe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2*"/>
    </style:style>
    <style:style style:name="Tabela14.A1" style:family="table-cell">
      <style:table-cell-properties fo:background-color="#ffb66c" fo:padding="0.097cm" fo:border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4.251cm" style:rel-column-width="16383*"/>
    </style:style>
    <style:style style:name="Tabela15.A1" style:family="table-cell">
      <style:table-cell-properties fo:background-color="#ec9ba4" fo:padding="0.097cm" fo:border="0.05pt solid #000000">
        <style:background-image/>
      </style:table-cell-properties>
    </style:style>
    <style:style style:name="Tabela15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15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fo:padding="0.097cm" fo:border-left="0.05pt solid #000000" fo:border-right="none" fo:border-top="none" fo:border-bottom="0.05pt solid #000000"/>
    </style:style>
    <style:style style:name="Tabela15.B3" style:family="table-cell">
      <style:table-cell-properties fo:padding="0.097cm" fo:border-left="0.05pt solid #000000" fo:border-right="none" fo:border-top="none" fo:border-bottom="0.05pt solid #000000"/>
    </style:style>
    <style:style style:name="Tabela15.C3" style:family="table-cell">
      <style:table-cell-properties fo:padding="0.097cm" fo:border-left="0.05pt solid #000000" fo:border-right="none" fo:border-top="none" fo:border-bottom="0.05pt solid #000000"/>
    </style:style>
    <style:style style:name="Tabe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4.251cm" style:rel-column-width="16383*"/>
    </style:style>
    <style:style style:name="Tabela16.A1" style:family="table-cell">
      <style:table-cell-properties fo:background-color="#ec9ba4" fo:padding="0.097cm" fo:border="0.05pt solid #000000">
        <style:background-image/>
      </style:table-cell-properties>
    </style:style>
    <style:style style:name="Tabela16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16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fo:padding="0.097cm" fo:border-left="0.05pt solid #000000" fo:border-right="none" fo:border-top="none" fo:border-bottom="0.05pt solid #000000"/>
    </style:style>
    <style:style style:name="Tabela16.B3" style:family="table-cell">
      <style:table-cell-properties fo:padding="0.097cm" fo:border-left="0.05pt solid #000000" fo:border-right="none" fo:border-top="none" fo:border-bottom="0.05pt solid #000000"/>
    </style:style>
    <style:style style:name="Tabela16.C3" style:family="table-cell">
      <style:table-cell-properties fo:padding="0.097cm" fo:border-left="0.05pt solid #000000" fo:border-right="none" fo:border-top="none" fo:border-bottom="0.05pt solid #000000"/>
    </style:style>
    <style:style style:name="Tabe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6.96cm" fo:margin-left="0.064cm" table:align="left"/>
    </style:style>
    <style:style style:name="Tabela17.A" style:family="table-column">
      <style:table-column-properties style:column-width="16.96cm"/>
    </style:style>
    <style:style style:name="Tabela17.A1" style:family="table-cell">
      <style:table-cell-properties fo:background-color="#ec9ba4" fo:padding="0.097cm" fo:border="0.05pt solid #000000">
        <style:background-image/>
      </style:table-cell-properties>
    </style:style>
    <style:style style:name="Tabela18" style:family="table">
      <style:table-properties style:width="16.96cm" fo:margin-left="0.064cm" table:align="left"/>
    </style:style>
    <style:style style:name="Tabela18.A" style:family="table-column">
      <style:table-column-properties style:column-width="16.96cm"/>
    </style:style>
    <style:style style:name="Tabela18.A1" style:family="table-cell">
      <style:table-cell-properties fo:background-color="#ec9ba4" fo:padding="0.097cm" fo:border="0.05pt solid #000000">
        <style:background-image/>
      </style:table-cell-properties>
    </style:style>
    <style:style style:name="Tabela19" style:family="table">
      <style:table-properties style:width="17.013cm" fo:margin-left="0cm" table:align="left"/>
    </style:style>
    <style:style style:name="Tabela19.A" style:family="table-column">
      <style:table-column-properties style:column-width="17.013cm"/>
    </style:style>
    <style:style style:name="Tabela19.A1" style:family="table-cell">
      <style:table-cell-properties fo:background-color="#ffb66c" fo:padding="0.097cm" fo:border="0.05pt solid #000000">
        <style:background-image/>
      </style:table-cell-properties>
    </style:style>
    <style:style style:name="Tabela20" style:family="table">
      <style:table-properties style:width="17.013cm" fo:margin-left="0cm" table:align="left"/>
    </style:style>
    <style:style style:name="Tabela20.A" style:family="table-column">
      <style:table-column-properties style:column-width="17.013cm"/>
    </style:style>
    <style:style style:name="Tabela20.A1" style:family="table-cell">
      <style:table-cell-properties fo:background-color="#ffb66c" fo:padding="0.097cm" fo:border="0.05pt solid #000000">
        <style:background-image/>
      </style:table-cell-properties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17.013cm"/>
    </style:style>
    <style:style style:name="Tabela21.A1" style:family="table-cell">
      <style:table-cell-properties fo:background-color="#ffb66c" fo:padding="0.097cm" fo:border="0.05pt solid #000000">
        <style:background-image/>
      </style:table-cell-properties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3.096cm"/>
    </style:style>
    <style:style style:name="Tabela22.B" style:family="table-column">
      <style:table-column-properties style:column-width="3.704cm"/>
    </style:style>
    <style:style style:name="Tabela22.C" style:family="table-column">
      <style:table-column-properties style:column-width="5.95cm"/>
    </style:style>
    <style:style style:name="Tabela22.D" style:family="table-column">
      <style:table-column-properties style:column-width="4.263cm"/>
    </style:style>
    <style:style style:name="Tabela22.A1" style:family="table-cell">
      <style:table-cell-properties fo:background-color="#ec9ba4" fo:padding="0.097cm" fo:border="0.05pt solid #000000">
        <style:background-image/>
      </style:table-cell-properties>
    </style:style>
    <style:style style:name="Tabela22.A2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ela22.D2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fo:padding="0.097cm" fo:border-left="0.05pt solid #000000" fo:border-right="none" fo:border-top="none" fo:border-bottom="0.05pt solid #000000"/>
    </style:style>
    <style:style style:name="Tabela22.B3" style:family="table-cell">
      <style:table-cell-properties fo:padding="0.097cm" fo:border-left="0.05pt solid #000000" fo:border-right="none" fo:border-top="none" fo:border-bottom="0.05pt solid #000000"/>
    </style:style>
    <style:style style:name="Tabela22.C3" style:family="table-cell">
      <style:table-cell-properties fo:padding="0.097cm" fo:border-left="0.05pt solid #000000" fo:border-right="none" fo:border-top="none" fo:border-bottom="0.05pt solid #000000"/>
    </style:style>
    <style:style style:name="Tabela2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17.013cm"/>
    </style:style>
    <style:style style:name="Tabela23.A1" style:family="table-cell">
      <style:table-cell-properties fo:background-color="#ffb66c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Norasi" fo:font-size="11pt" officeooo:rsid="0012a5f4" officeooo:paragraph-rsid="0012a5f4" style:font-size-asian="9.60000038146973pt" style:font-size-complex="11pt"/>
    </style:style>
    <style:style style:name="P2" style:family="paragraph" style:parent-style-name="Standard">
      <style:text-properties style:font-name="Loma" fo:font-size="11pt" officeooo:rsid="0012a5f4" officeooo:paragraph-rsid="0013f45f" style:font-size-asian="9.60000038146973pt" style:font-size-complex="11pt"/>
    </style:style>
    <style:style style:name="P3" style:family="paragraph" style:parent-style-name="Standard">
      <style:text-properties style:font-name="Loma" fo:font-size="11pt" officeooo:rsid="0012a5f4" officeooo:paragraph-rsid="0012a5f4" style:font-size-asian="9.60000038146973pt" style:font-size-complex="11pt"/>
    </style:style>
    <style:style style:name="P4" style:family="paragraph" style:parent-style-name="Standard">
      <style:text-properties style:font-name="Loma" fo:font-size="11pt" officeooo:rsid="0013f45f" officeooo:paragraph-rsid="0013f45f" style:font-size-asian="9.60000038146973pt" style:font-size-complex="11pt"/>
    </style:style>
    <style:style style:name="P5" style:family="paragraph" style:parent-style-name="Standard">
      <style:text-properties style:font-name="Loma" fo:font-size="11pt" officeooo:rsid="0013f45f" officeooo:paragraph-rsid="001420db" style:font-size-asian="9.60000038146973pt" style:font-size-complex="11pt"/>
    </style:style>
    <style:style style:name="P6" style:family="paragraph" style:parent-style-name="Standard">
      <style:text-properties style:font-name="Loma" fo:font-size="11pt" officeooo:rsid="001420db" officeooo:paragraph-rsid="001420db" style:font-size-asian="9.60000038146973pt" style:font-size-complex="11pt"/>
    </style:style>
    <style:style style:name="P7" style:family="paragraph" style:parent-style-name="Standard">
      <style:text-properties style:font-name="Loma" fo:font-size="11pt" officeooo:rsid="0017f42c" officeooo:paragraph-rsid="0017f42c" style:font-size-asian="9.60000038146973pt" style:font-size-complex="11pt"/>
    </style:style>
    <style:style style:name="P8" style:family="paragraph" style:parent-style-name="Standard">
      <style:text-properties style:font-name="Loma" fo:font-size="11pt" officeooo:rsid="0013f45f" officeooo:paragraph-rsid="001420db" style:font-size-asian="9.60000038146973pt" style:font-size-complex="11pt"/>
    </style:style>
    <style:style style:name="P9" style:family="paragraph" style:parent-style-name="Standard">
      <style:text-properties style:font-name="Loma" fo:font-size="11pt" officeooo:rsid="0013f45f" officeooo:paragraph-rsid="0013f45f" style:font-size-asian="9.60000038146973pt" style:font-size-complex="11pt"/>
    </style:style>
    <style:style style:name="P10" style:family="paragraph" style:parent-style-name="Standard">
      <style:text-properties style:font-name="Loma" fo:font-size="11pt" officeooo:rsid="0013f45f" officeooo:paragraph-rsid="002149d3" style:font-size-asian="9.60000038146973pt" style:font-size-complex="11pt"/>
    </style:style>
    <style:style style:name="P11" style:family="paragraph" style:parent-style-name="Standard">
      <style:text-properties style:font-name="Loma" fo:font-size="11pt" officeooo:rsid="001420db" officeooo:paragraph-rsid="001420db" style:font-size-asian="9.60000038146973pt" style:font-size-complex="11pt"/>
    </style:style>
    <style:style style:name="P12" style:family="paragraph" style:parent-style-name="Standard">
      <style:text-properties style:font-name="Loma" fo:font-size="11pt" officeooo:rsid="001f1c96" officeooo:paragraph-rsid="001f1c96" style:font-size-asian="9.60000038146973pt" style:font-size-complex="11pt"/>
    </style:style>
    <style:style style:name="P13" style:family="paragraph" style:parent-style-name="Standard">
      <style:text-properties style:font-name="Loma" fo:font-size="14pt" fo:font-weight="bold" officeooo:rsid="0012a5f4" officeooo:paragraph-rsid="0013f45f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oma" fo:font-size="13pt" fo:font-weight="bold" officeooo:rsid="0012a5f4" officeooo:paragraph-rsid="0013f45f" style:font-size-asian="13pt" style:font-weight-asian="bold" style:font-size-complex="13pt" style:font-weight-complex="bold"/>
    </style:style>
    <style:style style:name="P15" style:family="paragraph" style:parent-style-name="Standard">
      <style:text-properties officeooo:paragraph-rsid="002149d3"/>
    </style:style>
    <style:style style:name="P16" style:family="paragraph" style:parent-style-name="Standard">
      <style:text-properties officeooo:paragraph-rsid="00230216"/>
    </style:style>
    <style:style style:name="P17" style:family="paragraph" style:parent-style-name="Table_20_Contents">
      <style:text-properties style:font-name="Loma" fo:font-size="11pt" style:font-size-asian="9.60000038146973pt" style:font-size-complex="11pt"/>
    </style:style>
    <style:style style:name="P18" style:family="paragraph" style:parent-style-name="Table_20_Contents">
      <style:text-properties style:font-name="Loma" fo:font-size="11pt" officeooo:rsid="001b7f9a" officeooo:paragraph-rsid="001b7f9a" style:font-size-asian="9.60000038146973pt" style:font-size-complex="11pt"/>
    </style:style>
    <style:style style:name="P19" style:family="paragraph" style:parent-style-name="Table_20_Contents">
      <style:text-properties style:font-name="Loma" fo:font-size="11pt" officeooo:rsid="001d02c8" officeooo:paragraph-rsid="001d02c8" style:font-size-asian="9.60000038146973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oma" fo:font-size="11pt" officeooo:rsid="001d02c8" officeooo:paragraph-rsid="001d02c8" style:font-size-asian="9.60000038146973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Loma" fo:font-size="11pt" officeooo:rsid="001d02c8" officeooo:paragraph-rsid="002149d3" style:font-size-asian="9.60000038146973pt" style:font-size-complex="11pt"/>
    </style:style>
    <style:style style:name="P22" style:family="paragraph" style:parent-style-name="Table_20_Contents">
      <style:text-properties style:font-name="Loma" fo:font-size="11pt" officeooo:rsid="001d02c8" officeooo:paragraph-rsid="002149d3" style:font-size-asian="9.60000038146973pt" style:font-size-complex="11pt"/>
    </style:style>
    <style:style style:name="P23" style:family="paragraph" style:parent-style-name="Table_20_Contents">
      <style:text-properties style:font-name="Loma" fo:font-size="11pt" officeooo:rsid="001d02c8" officeooo:paragraph-rsid="00230216" style:font-size-asian="9.60000038146973pt" style:font-size-complex="11pt"/>
    </style:style>
    <style:style style:name="P24" style:family="paragraph" style:parent-style-name="Table_20_Contents">
      <style:text-properties style:font-name="Loma" fo:font-size="11pt" officeooo:rsid="001e5e17" officeooo:paragraph-rsid="001e5e17" style:font-size-asian="9.60000038146973pt" style:font-size-complex="11pt"/>
    </style:style>
    <style:style style:name="P25" style:family="paragraph" style:parent-style-name="Table_20_Contents">
      <style:text-properties style:font-name="Loma" fo:font-size="11pt" officeooo:rsid="001e5e17" officeooo:paragraph-rsid="001f1c96" style:font-size-asian="9.60000038146973pt" style:font-size-complex="11pt"/>
    </style:style>
    <style:style style:name="P26" style:family="paragraph" style:parent-style-name="Table_20_Contents">
      <style:text-properties style:font-name="Loma" fo:font-size="11pt" officeooo:rsid="001f1c96" officeooo:paragraph-rsid="001f1c96" style:font-size-asian="9.60000038146973pt" style:font-size-complex="11pt"/>
    </style:style>
    <style:style style:name="P27" style:family="paragraph" style:parent-style-name="Table_20_Contents">
      <style:text-properties style:font-name="Loma" fo:font-size="11pt" officeooo:rsid="001f5881" officeooo:paragraph-rsid="001f5881" style:font-size-asian="9.60000038146973pt" style:font-size-complex="11pt"/>
    </style:style>
    <style:style style:name="P28" style:family="paragraph" style:parent-style-name="Table_20_Contents">
      <style:text-properties style:font-name="Loma" fo:font-size="11pt" officeooo:rsid="002149d3" officeooo:paragraph-rsid="002149d3" style:font-size-asian="9.60000038146973pt" style:font-size-complex="11pt"/>
    </style:style>
    <style:style style:name="P29" style:family="paragraph" style:parent-style-name="Table_20_Contents">
      <style:text-properties style:font-name="Loma" fo:font-size="11pt" fo:font-weight="bold" officeooo:rsid="001b7f9a" officeooo:paragraph-rsid="001b7f9a" style:font-size-asian="9.60000038146973pt" style:font-weight-asian="bold" style:font-size-complex="11pt" style:font-weight-complex="bold"/>
    </style:style>
    <style:style style:name="P30" style:family="paragraph" style:parent-style-name="Table_20_Contents">
      <style:text-properties style:font-name="Loma" fo:font-size="11pt" fo:font-weight="bold" officeooo:rsid="001e5e17" officeooo:paragraph-rsid="001e5e17" style:font-size-asian="9.60000038146973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oma" fo:font-size="11pt" fo:font-weight="normal" officeooo:rsid="001f5881" officeooo:paragraph-rsid="001f5881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oma" fo:font-size="13pt" fo:font-weight="bold" officeooo:rsid="001b7f9a" officeooo:paragraph-rsid="001b7f9a" style:font-size-asian="13pt" style:font-weight-asian="bold" style:font-size-complex="1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oma" fo:font-size="13pt" fo:font-weight="bold" officeooo:rsid="001d02c8" officeooo:paragraph-rsid="001d02c8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oma" fo:font-size="13pt" fo:font-weight="bold" officeooo:rsid="001e5e17" officeooo:paragraph-rsid="001e5e17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oma" fo:font-size="13pt" fo:font-weight="bold" officeooo:rsid="001f1c96" officeooo:paragraph-rsid="001f1c96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oma" fo:font-size="13pt" fo:font-weight="bold" officeooo:rsid="001f1c96" officeooo:paragraph-rsid="001f5881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oma" fo:font-size="13pt" fo:font-weight="bold" officeooo:rsid="001f5881" officeooo:paragraph-rsid="001f5881" style:font-size-asian="13pt" style:font-weight-asian="bold" style:font-size-complex="1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oma" fo:font-size="13pt" fo:font-weight="bold" officeooo:rsid="002149d3" officeooo:paragraph-rsid="002149d3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oma" fo:font-size="13pt" fo:font-weight="bold" officeooo:rsid="001420db" officeooo:paragraph-rsid="001b7f9a" fo:background-color="transparent" style:font-size-asian="13pt" style:font-weight-asian="bold" style:font-size-complex="1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Loma" fo:font-size="13pt" fo:font-weight="bold" officeooo:rsid="001d02c8" officeooo:paragraph-rsid="001d02c8" fo:background-color="transparent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Loma" fo:font-size="13pt" fo:font-weight="bold" officeooo:rsid="001d02c8" officeooo:paragraph-rsid="001e5e17" fo:background-color="transparent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oma" fo:font-size="13pt" fo:font-weight="bold" officeooo:rsid="001d02c8" officeooo:paragraph-rsid="002149d3" fo:background-color="transparent" style:font-size-asian="13pt" style:font-weight-asian="bold" style:font-size-complex="13pt" style:font-weight-complex="bold"/>
    </style:style>
    <style:style style:name="P43" style:family="paragraph" style:parent-style-name="Table_20_Contents">
      <style:text-properties officeooo:paragraph-rsid="001e5e17"/>
    </style:style>
    <style:style style:name="P44" style:family="paragraph" style:parent-style-name="Table_20_Contents">
      <style:text-properties style:font-name="Loma" fo:font-size="11pt" officeooo:rsid="001e5e17" officeooo:paragraph-rsid="001e5e17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Loma" fo:font-size="13pt" fo:font-weight="bold" officeooo:rsid="002149d3" officeooo:paragraph-rsid="002149d3" style:font-size-asian="13pt" style:font-weight-asian="bold" style:font-size-complex="13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oma" fo:font-size="13pt" fo:font-weight="bold" officeooo:rsid="002149d3" officeooo:paragraph-rsid="00230216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paragraph-rsid="001e5e17"/>
    </style:style>
    <style:style style:name="P48" style:family="paragraph" style:parent-style-name="Table_20_Contents">
      <style:text-properties officeooo:paragraph-rsid="001f1c96"/>
    </style:style>
    <style:style style:name="P49" style:family="paragraph" style:parent-style-name="Table_20_Contents">
      <style:paragraph-properties fo:text-align="start" style:justify-single-word="false"/>
      <style:text-properties officeooo:paragraph-rsid="001f5881"/>
    </style:style>
    <style:style style:name="P50" style:family="paragraph" style:parent-style-name="Table_20_Contents">
      <style:text-properties officeooo:paragraph-rsid="001f5881"/>
    </style:style>
    <style:style style:name="T1" style:family="text">
      <style:text-properties officeooo:rsid="0013f45f"/>
    </style:style>
    <style:style style:name="T2" style:family="text">
      <style:text-properties fo:background-color="#ec9ba4" loext:char-shading-value="0"/>
    </style:style>
    <style:style style:name="T3" style:family="text">
      <style:text-properties fo:background-color="#ffb66c" loext:char-shading-value="0"/>
    </style:style>
    <style:style style:name="T4" style:family="text">
      <style:text-properties officeooo:rsid="001420db"/>
    </style:style>
    <style:style style:name="T5" style:family="text">
      <style:text-properties officeooo:rsid="0017f42c"/>
    </style:style>
    <style:style style:name="T6" style:family="text">
      <style:text-properties officeooo:rsid="001b7f9a"/>
    </style:style>
    <style:style style:name="T7" style:family="text">
      <style:text-properties officeooo:rsid="001d02c8"/>
    </style:style>
    <style:style style:name="T8" style:family="text">
      <style:text-properties style:text-line-through-style="solid" style:text-line-through-type="single" officeooo:rsid="001420db"/>
    </style:style>
    <style:style style:name="T9" style:family="text">
      <style:text-properties style:text-line-through-style="solid" style:text-line-through-type="single" officeooo:rsid="001d02c8"/>
    </style:style>
    <style:style style:name="T10" style:family="text">
      <style:text-properties style:text-line-through-style="solid" style:text-line-through-type="single" officeooo:rsid="001f5881"/>
    </style:style>
    <style:style style:name="T11" style:family="text">
      <style:text-properties style:text-line-through-style="solid" style:text-line-through-type="single" style:text-underline-style="none" officeooo:rsid="001d02c8"/>
    </style:style>
    <style:style style:name="T12" style:family="text">
      <style:text-properties style:text-line-through-style="solid" style:text-line-through-type="single" officeooo:rsid="002149d3"/>
    </style:style>
    <style:style style:name="T13" style:family="text">
      <style:text-properties style:font-name="Loma" fo:font-size="11pt" officeooo:rsid="001e5e17" style:font-size-asian="9.60000038146973pt" style:font-size-complex="11pt"/>
    </style:style>
    <style:style style:name="T14" style:family="text">
      <style:text-properties style:font-name="Loma" fo:font-size="11pt" officeooo:rsid="001f1c96" style:font-size-asian="9.60000038146973pt" style:font-size-complex="11pt"/>
    </style:style>
    <style:style style:name="T15" style:family="text">
      <style:text-properties style:font-name="Loma" fo:font-size="11pt" officeooo:rsid="001f5881" style:font-size-asian="9.60000038146973pt" style:font-size-complex="11pt"/>
    </style:style>
    <style:style style:name="T16" style:family="text">
      <style:text-properties style:font-name="Loma" fo:font-size="11pt" fo:font-weight="normal" officeooo:rsid="001f1c96" style:font-size-asian="9.60000038146973pt" style:font-weight-asian="normal" style:font-size-complex="11pt" style:font-weight-complex="normal"/>
    </style:style>
    <style:style style:name="T17" style:family="text">
      <style:text-properties style:font-name="Loma" fo:font-size="11pt" fo:font-weight="normal" officeooo:rsid="001f5881" style:font-size-asian="9.60000038146973pt" style:font-weight-asian="normal" style:font-size-complex="11pt" style:font-weight-complex="normal"/>
    </style:style>
    <style:style style:name="T18" style:family="text">
      <style:text-properties style:font-name="Loma" fo:font-size="13pt" fo:font-weight="bold" officeooo:rsid="001e5e17" style:font-size-asian="13pt" style:font-weight-asian="bold" style:font-size-complex="13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f5881"/>
    </style:style>
    <style:style style:name="T22" style:family="text">
      <style:text-properties officeooo:rsid="002149d3"/>
    </style:style>
    <style:style style:name="T23" style:family="text">
      <style:text-properties officeooo:rsid="002302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<text:span text:style-name="T1">icionário de Dados</text:span></text:p>
      <text:p text:style-name="P14">M<text:span text:style-name="T1">odelagem GitHub</text:span></text:p>
      <text:p text:style-name="P2">Disciplina: Fundamentos de Banco de Dados <text:span text:style-name="T5">2020/2</text:span></text:p>
      <text:p text:style-name="P3">Grupo: Matheus Azambuja e Nicolle Favero</text:p>
      <text:p text:style-name="P7">Professora: Karin Becker</text:p>
      <text:p text:style-name="P1"/>
      <text:p text:style-name="P4">Cada tabela representa uma entidade ou relacionamento presente. As entidades estão representadas em <text:span text:style-name="T2">rosa</text:span> e <text:span text:style-name="T4">os relacionamentos em</text:span> <text:span text:style-name="T3">laranja</text:span>. Os dados foram descritos foram modelado<text:span text:style-name="T6">s</text:span> usando como base os tipos de dados que o MySQL apresenta em sua implementação.</text:p>
      <text:p text:style-name="P4"/>
      <text:p text:style-name="P4"/>
      <text:p text:style-name="P6">ENTIDADES – cor: Magenta claro 3</text:p>
      <text:p text:style-name="P4">- <text:span text:style-name="T8">Repository</text:span></text:p>
      <text:p text:style-name="P4">- <text:span text:style-name="T8">User</text:span></text:p>
      <text:p text:style-name="P4">- <text:span text:style-name="T8">Organization</text:span></text:p>
      <text:p text:style-name="P4">- <text:span text:style-name="T8">Contributor</text:span></text:p>
      <text:p text:style-name="P4"><text:span text:style-name="T8">- </text:span><text:span text:style-name="T10">Issues</text:span></text:p>
      <text:p text:style-name="P10">- <text:span text:style-name="T12">Item</text:span></text:p>
      <text:p text:style-name="P10"><text:span text:style-name="T22">- </text:span><text:span text:style-name="T12">Files</text:span></text:p>
      <text:p text:style-name="P10">- <text:span text:style-name="T12">Folder</text:span></text:p>
      <text:p text:style-name="P4">- <text:span text:style-name="T8">Topics</text:span></text:p>
      <text:p text:style-name="P4">- <text:span text:style-name="T8">Language</text:span></text:p>
      <text:p text:style-name="P4">- <text:span text:style-name="T8">License</text:span></text:p>
      <text:p text:style-name="P4"/>
      <text:p text:style-name="P6">RELACIONAMENTOS – cor: Laranja claro 3</text:p>
      <text:p text:style-name="P6">- <text:span text:style-name="T9">follow</text:span></text:p>
      <text:p text:style-name="P6">- <text:span text:style-name="T9">star</text:span></text:p>
      <text:p text:style-name="P6">- <text:span text:style-name="T9">own</text:span></text:p>
      <text:p text:style-name="P6">- <text:span text:style-name="T9">member</text:span></text:p>
      <text:p text:style-name="P6">- <text:span text:style-name="T9">open</text:span></text:p>
      <text:p text:style-name="P6">- <text:span text:style-name="T9">comment</text:span></text:p>
      <text:p text:style-name="P6">- <text:span text:style-name="T9">discussion</text:span></text:p>
      <text:p text:style-name="P6">- <text:span text:style-name="T11">category</text:span></text:p>
      <text:p text:style-name="P6">- <text:span text:style-name="T9">consent</text:span></text:p>
      <text:p text:style-name="P6">- <text:span text:style-name="T9">save</text:span></text:p>
      <text:p text:style-name="P6">- <text:span text:style-name="T9">full-with</text:span></text:p>
      <text:p text:style-name="P6">- <text:span text:style-name="T9">implementation</text:span></text:p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32">User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2.A2" office:value-type="string">
            <text:p text:style-name="P39">Atributo</text:p>
          </table:table-cell>
          <table:table-cell table:style-name="Tabela2.A2" office:value-type="string">
            <text:p text:style-name="P39">Tipo</text:p>
          </table:table-cell>
          <table:table-cell table:style-name="Tabela2.A2" office:value-type="string">
            <text:p text:style-name="P39">Descrição</text:p>
          </table:table-cell>
          <table:table-cell table:style-name="Tabela2.D2" office:value-type="string">
            <text:p text:style-name="P39">Exemplo</text:p>
          </table:table-cell>
        </table:table-row>
        <table:table-row>
          <table:table-cell table:style-name="Tabela2.A5" office:value-type="string">
            <text:p text:style-name="P29">nickname</text:p>
          </table:table-cell>
          <table:table-cell table:style-name="Tabela2.B3" office:value-type="string">
            <text:p text:style-name="P18">VARCHAR(30)</text:p>
          </table:table-cell>
          <table:table-cell table:style-name="Tabela2.C5" office:value-type="string">
            <text:p text:style-name="P18">Nome pelo qual o usuário é reconhecido, sem <text:span text:style-name="T7">caracteres de</text:span> espaçamento <text:span text:style-name="T7">e sem caracteres especiais</text:span>. <text:span text:style-name="T7">Apenas letras maiúsculas ou minúsculas.</text:span></text:p>
          </table:table-cell>
          <table:table-cell table:style-name="Tabela2.D3" office:value-type="string">
            <text:p text:style-name="P18"><text:span text:style-name="T7">uSuaRiOeXemPLo</text:span></text:p>
          </table:table-cell>
        </table:table-row>
        <table:table-row>
          <table:table-cell table:style-name="Tabela2.A5" office:value-type="string">
            <text:p text:style-name="P18">biografia</text:p>
          </table:table-cell>
          <table:table-cell table:style-name="Tabela2.B4" office:value-type="string">
            <text:p text:style-name="P18">VARCHAR(160)</text:p>
          </table:table-cell>
          <table:table-cell table:style-name="Tabela2.C5" office:value-type="string">
            <text:p text:style-name="P24">Status sobre a profissão do usuário, local de estudo ou hobbies.</text:p>
          </table:table-cell>
          <table:table-cell table:style-name="Tabela2.D4" office:value-type="string">
            <text:p text:style-name="P19">Estudante de Fundamentos de Banco de Dados | Estagiário na UFRGS</text:p>
          </table:table-cell>
        </table:table-row>
        <table:table-row>
          <table:table-cell table:style-name="Tabela2.A5" office:value-type="string">
            <text:p text:style-name="P18">e-mail</text:p>
          </table:table-cell>
          <table:table-cell table:style-name="Tabela2.B5" office:value-type="string">
            <text:p text:style-name="P18">VARCHAR(30)</text:p>
          </table:table-cell>
          <table:table-cell table:style-name="Tabela2.C5" office:value-type="string">
            <text:p text:style-name="P44">E-mail do cliente, validado deacordo com a RFC 5322[3]</text:p>
          </table:table-cell>
          <table:table-cell table:style-name="Tabela2.D5" office:value-type="string">
            <text:p text:style-name="P18">exemplo@provedor.com</text:p>
          </table:table-cell>
        </table:table-row>
      </table:table>
      <text:p text:style-name="P12">A <text:span text:style-name="T19">entidade User</text:span><text:span text:style-name="T20"> representa todo os usuários em questão. O usuário é o ator principal dos sistema e realiza todas as ações de criar e manter um repositório.</text:span></text:p>
      <text:p text:style-name="P5"/>
      <text:p text:style-name="P5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3">Organization</text:p>
          </table:table-cell>
        </table:table-row>
      </table:table>
      <text:p text:style-name="P12">A <text:span text:style-name="T19">entidade Organization</text:span><text:span text:style-name="T20"> representa usuários do sistema que representam empresas.</text:span></text:p>
      <text:p text:style-name="P5"/>
      <text:p text:style-name="P5"><text:s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40">Contributor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0">Atributo</text:p>
          </table:table-cell>
          <table:table-cell table:style-name="Tabela1.A2" office:value-type="string">
            <text:p text:style-name="P40">Tipo</text:p>
          </table:table-cell>
          <table:table-cell table:style-name="Tabela1.A2" office:value-type="string">
            <text:p text:style-name="P40">Descrição</text:p>
          </table:table-cell>
          <table:table-cell table:style-name="Tabela1.D2" office:value-type="string">
            <text:p text:style-name="P40">Exemplo</text:p>
          </table:table-cell>
        </table:table-row>
        <table:table-row>
          <table:table-cell table:style-name="Tabela1.A3" office:value-type="string">
            <text:p text:style-name="P20">highlights</text:p>
          </table:table-cell>
          <table:table-cell table:style-name="Tabela1.B3" office:value-type="string">
            <text:p text:style-name="P20">VARCHAR(100)</text:p>
          </table:table-cell>
          <table:table-cell table:style-name="Tabela1.C3" office:value-type="string">
            <text:p text:style-name="P19">Participações em eventos especiais do GitHub.</text:p>
          </table:table-cell>
          <table:table-cell table:style-name="Tabela1.D3" office:value-type="string">
            <text:p text:style-name="P19">Arctic Code Vault Contributor</text:p>
          </table:table-cell>
        </table:table-row>
      </table:table>
      <text:p text:style-name="P4"/>
      <text:p text:style-name="P4"/>
      <table:table table:name="Tabela4" table:style-name="Tabela4">
        <table:table-column table:style-name="Tabela4.A" table:number-columns-repeated="4"/>
        <table:table-row>
          <table:table-cell table:style-name="Tabela4.A1" table:number-columns-spanned="4" office:value-type="string">
            <text:p text:style-name="P34">Follow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41">Atributo</text:p>
          </table:table-cell>
          <table:table-cell table:style-name="Tabela4.A2" office:value-type="string">
            <text:p text:style-name="P41">Tipo</text:p>
          </table:table-cell>
          <table:table-cell table:style-name="Tabela4.A2" office:value-type="string">
            <text:p text:style-name="P41">Descrição</text:p>
          </table:table-cell>
          <table:table-cell table:style-name="Tabela4.D2" office:value-type="string">
            <text:p text:style-name="P41">Exemplo</text:p>
          </table:table-cell>
        </table:table-row>
        <table:table-row>
          <table:table-cell table:style-name="Tabela4.C3" office:value-type="string">
            <text:p text:style-name="P24">date</text:p>
          </table:table-cell>
          <table:table-cell table:style-name="Tabela4.C3" office:value-type="string">
            <text:p text:style-name="P43"><text:span text:style-name="T13">DATE</text:span></text:p>
          </table:table-cell>
          <table:table-cell table:style-name="Tabela4.C3" office:value-type="string">
            <text:p text:style-name="P24">Data em que o usuário seguiu outro usuário.</text:p>
          </table:table-cell>
          <table:table-cell table:style-name="Tabela4.D3" office:value-type="string">
            <text:p text:style-name="P24">2020-10-01</text:p>
          </table:table-cell>
        </table:table-row>
      </table:table>
      <text:p text:style-name="P4"/>
      <text:p text:style-name="P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5">Member</text:p>
          </table:table-cell>
        </table:table-row>
      </table:table>
      <text:p text:style-name="P4"/>
      <text:p text:style-name="P4"/>
      <table:table table:name="Tabela5" table:style-name="Tabela5">
        <table:table-column table:style-name="Tabela5.A" table:number-columns-repeated="4"/>
        <table:table-row>
          <table:table-cell table:style-name="Tabela5.A1" table:number-columns-spanned="4" office:value-type="string">
            <text:p text:style-name="P47"><text:span text:style-name="T18">Repository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5.A2" office:value-type="string">
            <text:p text:style-name="P41">Atributo</text:p>
          </table:table-cell>
          <table:table-cell table:style-name="Tabela5.A2" office:value-type="string">
            <text:p text:style-name="P41">Tipo</text:p>
          </table:table-cell>
          <table:table-cell table:style-name="Tabela5.A2" office:value-type="string">
            <text:p text:style-name="P41">Descrição</text:p>
          </table:table-cell>
          <table:table-cell table:style-name="Tabela5.D2" office:value-type="string">
            <text:p text:style-name="P41">Exemplo</text:p>
          </table:table-cell>
        </table:table-row>
        <table:table-row>
          <table:table-cell table:style-name="Tabela5.C4" office:value-type="string">
            <text:p text:style-name="P30">name</text:p>
          </table:table-cell>
          <table:table-cell table:style-name="Tabela5.C4" office:value-type="string">
            <text:p text:style-name="P24">VARCHAR(60)</text:p>
          </table:table-cell>
          <table:table-cell table:style-name="Tabela5.C4" office:value-type="string">
            <text:p text:style-name="P24">Nome dado pelo usuário ao repositório. Não aceita caractere de espaçamento, nem caracteres especiais, exceto – e _ (underscore).</text:p>
          </table:table-cell>
          <table:table-cell table:style-name="Tabela5.D4" office:value-type="string">
            <text:p text:style-name="P24">repositorio-de_FBD</text:p>
          </table:table-cell>
        </table:table-row>
        <table:table-row>
          <table:table-cell table:style-name="Tabela5.C4" office:value-type="string">
            <text:p text:style-name="P24">creation_date</text:p>
          </table:table-cell>
          <table:table-cell table:style-name="Tabela5.C4" office:value-type="string">
            <text:p text:style-name="P24">DATE</text:p>
          </table:table-cell>
          <table:table-cell table:style-name="Tabela5.C4" office:value-type="string">
            <text:p text:style-name="P24">Data em que o repositório foi criado.</text:p>
          </table:table-cell>
          <table:table-cell table:style-name="Tabela5.D4" office:value-type="string">
            <text:p text:style-name="P24">2020-10-01</text:p>
          </table:table-cell>
        </table:table-row>
      </table:table>
      <text:p text:style-name="P4"/>
      <text:p text:style-name="P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4">Own</text:p>
          </table:table-cell>
        </table:table-row>
      </table:table>
      <text:p text:style-name="P4"/>
      <text:p text:style-name="P4"/>
      <table:table table:name="Tabela8" table:style-name="Tabela8">
        <table:table-column table:style-name="Tabela8.A" table:number-columns-repeated="4"/>
        <table:table-row>
          <table:table-cell table:style-name="Tabela8.A1" table:number-columns-spanned="4" office:value-type="string">
            <text:p text:style-name="P35">Star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1">Atributo</text:p>
          </table:table-cell>
          <table:table-cell table:style-name="Tabela8.A2" office:value-type="string">
            <text:p text:style-name="P41">Tipo</text:p>
          </table:table-cell>
          <table:table-cell table:style-name="Tabela8.A2" office:value-type="string">
            <text:p text:style-name="P41">Descrição</text:p>
          </table:table-cell>
          <table:table-cell table:style-name="Tabela8.D2" office:value-type="string">
            <text:p text:style-name="P41">Exemplo</text:p>
          </table:table-cell>
        </table:table-row>
        <table:table-row>
          <table:table-cell table:style-name="Tabela8.C3" office:value-type="string">
            <text:p text:style-name="P26">date</text:p>
          </table:table-cell>
          <table:table-cell table:style-name="Tabela8.C3" office:value-type="string">
            <text:p text:style-name="P26">DATE</text:p>
          </table:table-cell>
          <table:table-cell table:style-name="Tabela8.C3" office:value-type="string">
            <text:p text:style-name="P48"><text:span text:style-name="T14">Data em que o usuário deu favoritou o repositório.</text:span></text:p>
          </table:table-cell>
          <table:table-cell table:style-name="Tabela8.D3" office:value-type="string">
            <text:p text:style-name="P25">2020-10-01</text:p>
          </table:table-cell>
        </table:table-row>
      </table:table>
      <text:p text:style-name="P4"/>
      <text:p text:style-name="P4"/>
      <table:table table:name="Tabela11" table:style-name="Tabela11">
        <table:table-column table:style-name="Tabela11.A" table:number-columns-repeated="4"/>
        <table:table-row>
          <table:table-cell table:style-name="Tabela11.A1" table:number-columns-spanned="4" office:value-type="string">
            <text:p text:style-name="P36">I<text:span text:style-name="T21">ssues</text:span></text:p>
          </table:table-cell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1">Atributo</text:p>
          </table:table-cell>
          <table:table-cell table:style-name="Tabela11.A2" office:value-type="string">
            <text:p text:style-name="P41">Tipo</text:p>
          </table:table-cell>
          <table:table-cell table:style-name="Tabela11.A2" office:value-type="string">
            <text:p text:style-name="P41">Descrição</text:p>
          </table:table-cell>
          <table:table-cell table:style-name="Tabela11.D2" office:value-type="string">
            <text:p text:style-name="P41">Exemplo</text:p>
          </table:table-cell>
        </table:table-row>
        <table:table-row>
          <table:table-cell table:style-name="Tabela11.C5" office:value-type="string">
            <text:p text:style-name="P27">number</text:p>
          </table:table-cell>
          <table:table-cell table:style-name="Tabela11.C5" office:value-type="string">
            <text:p text:style-name="P50"><text:span text:style-name="T15">VARCHAR(6)</text:span></text:p>
          </table:table-cell>
          <table:table-cell table:style-name="Tabela11.C5" office:value-type="string">
            <text:p text:style-name="P27">Id do Issue. Único dentro de cada repositório. O primeiro caractere deve ser ‘#’ e os próximos devem ser números.</text:p>
          </table:table-cell>
          <table:table-cell table:style-name="Tabela11.D5" office:value-type="string">
            <text:p text:style-name="P27">#1346</text:p>
          </table:table-cell>
        </table:table-row>
        <table:table-row>
          <table:table-cell table:style-name="Tabela11.C5" office:value-type="string">
            <text:p text:style-name="P27">description</text:p>
          </table:table-cell>
          <table:table-cell table:style-name="Tabela11.C5" office:value-type="string">
            <text:p text:style-name="P27">VAR(1000<text:span text:style-name="T22">0</text:span>)</text:p>
          </table:table-cell>
          <table:table-cell table:style-name="Tabela11.C5" office:value-type="string">
            <text:p text:style-name="P27">Elaboração <text:span text:style-name="T22">em texto </text:span>do problema ou dificuldade encontrada.</text:p>
          </table:table-cell>
          <table:table-cell table:style-name="Tabela11.D5" office:value-type="string">
            <text:p text:style-name="P27">Boa tarde, não consigo usar a versão 3.47138 do banco de dados de fbd. Acredito que seja um bug. Eu gostaria de saber….</text:p>
          </table:table-cell>
        </table:table-row>
        <text:soft-page-break/>
        <table:table-row>
          <table:table-cell table:style-name="Tabela11.C5" office:value-type="string">
            <text:p text:style-name="P27">date</text:p>
          </table:table-cell>
          <table:table-cell table:style-name="Tabela11.C5" office:value-type="string">
            <text:p text:style-name="P27">DATE</text:p>
          </table:table-cell>
          <table:table-cell table:style-name="Tabela11.C5" office:value-type="string">
            <text:p text:style-name="P27">Data em que o issue foi criado/aberto.</text:p>
          </table:table-cell>
          <table:table-cell table:style-name="Tabela11.D5" office:value-type="string">
            <text:p text:style-name="P27">2020-10-01</text:p>
          </table:table-cell>
        </table:table-row>
      </table:table>
      <text:p text:style-name="P4"/>
      <text:p text:style-name="P4"/>
      <text:p text:style-name="P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5">Open</text:p>
          </table:table-cell>
        </table:table-row>
      </table:table>
      <text:p text:style-name="P4"/>
      <text:p text:style-name="P4"/>
      <table:table table:name="Tabela10" table:style-name="Tabela10">
        <table:table-column table:style-name="Tabela10.A" table:number-columns-repeated="4"/>
        <table:table-row>
          <table:table-cell table:style-name="Tabela10.A1" table:number-columns-spanned="4" office:value-type="string">
            <text:p text:style-name="P35">Comment</text:p>
          </table:table-cell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1">Atributo</text:p>
          </table:table-cell>
          <table:table-cell table:style-name="Tabela10.A2" office:value-type="string">
            <text:p text:style-name="P41">Tipo</text:p>
          </table:table-cell>
          <table:table-cell table:style-name="Tabela10.A2" office:value-type="string">
            <text:p text:style-name="P41">Descrição</text:p>
          </table:table-cell>
          <table:table-cell table:style-name="Tabela10.D2" office:value-type="string">
            <text:p text:style-name="P41">Exemplo</text:p>
          </table:table-cell>
        </table:table-row>
        <table:table-row>
          <table:table-cell table:style-name="Tabela10.A3" office:value-type="string">
            <text:p text:style-name="P31">date</text:p>
          </table:table-cell>
          <table:table-cell table:style-name="Tabela10.A3" office:value-type="string">
            <text:p text:style-name="P31">DATE</text:p>
          </table:table-cell>
          <table:table-cell table:style-name="Tabela10.A3" office:value-type="string">
            <text:p text:style-name="P49"><text:span text:style-name="T16">Data em que o usuário <text:s/></text:span><text:span text:style-name="T17">comentou no Issue,</text:span></text:p>
          </table:table-cell>
          <table:table-cell table:style-name="Tabela10.D3" office:value-type="string">
            <text:p text:style-name="P31">2020-10-01</text:p>
          </table:table-cell>
        </table:table-row>
      </table:table>
      <text:p text:style-name="P4"/>
      <text:p text:style-name="P4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7">Discussion</text:p>
          </table:table-cell>
        </table:table-row>
      </table:table>
      <text:p text:style-name="P4"/>
      <text:p text:style-name="P4"/>
      <table:table table:name="Tabela13" table:style-name="Tabela13">
        <table:table-column table:style-name="Tabela13.A" table:number-columns-repeated="4"/>
        <table:table-row>
          <table:table-cell table:style-name="Tabela13.A1" table:number-columns-spanned="4" office:value-type="string">
            <text:p text:style-name="P37">Topics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41">Atributo</text:p>
          </table:table-cell>
          <table:table-cell table:style-name="Tabela13.A2" office:value-type="string">
            <text:p text:style-name="P41">Tipo</text:p>
          </table:table-cell>
          <table:table-cell table:style-name="Tabela13.A2" office:value-type="string">
            <text:p text:style-name="P41">Descrição</text:p>
          </table:table-cell>
          <table:table-cell table:style-name="Tabela13.D2" office:value-type="string">
            <text:p text:style-name="P41">Exemplo</text:p>
          </table:table-cell>
        </table:table-row>
        <table:table-row>
          <table:table-cell table:style-name="Tabela13.C3" office:value-type="string">
            <text:p text:style-name="P27">name</text:p>
          </table:table-cell>
          <table:table-cell table:style-name="Tabela13.C3" office:value-type="string">
            <text:p text:style-name="P27">VARCHAR(30)</text:p>
          </table:table-cell>
          <table:table-cell table:style-name="Tabela13.C3" office:value-type="string">
            <text:p text:style-name="P27">Nome do tópico no qual o repositório pode ser categorizado.</text:p>
          </table:table-cell>
          <table:table-cell table:style-name="Tabela13.D3" office:value-type="string">
            <text:p text:style-name="P27">discord-bot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8">Category</text:p>
          </table:table-cell>
        </table:table-row>
      </table:table>
      <text:p text:style-name="P4"/>
      <text:p text:style-name="P4"/>
      <table:table table:name="Tabela15" table:style-name="Tabela15">
        <table:table-column table:style-name="Tabela15.A" table:number-columns-repeated="4"/>
        <table:table-row>
          <table:table-cell table:style-name="Tabela15.A1" table:number-columns-spanned="4" office:value-type="string">
            <text:p text:style-name="P38">Item</text:p>
          </table:table-cell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41">Atributo</text:p>
          </table:table-cell>
          <table:table-cell table:style-name="Tabela15.A2" office:value-type="string">
            <text:p text:style-name="P41">Tipo</text:p>
          </table:table-cell>
          <table:table-cell table:style-name="Tabela15.A2" office:value-type="string">
            <text:p text:style-name="P41">Descrição</text:p>
          </table:table-cell>
          <table:table-cell table:style-name="Tabela15.D2" office:value-type="string">
            <text:p text:style-name="P41">Exemplo</text:p>
          </table:table-cell>
        </table:table-row>
        <table:table-row>
          <table:table-cell table:style-name="Tabela15.C3" office:value-type="string">
            <text:p text:style-name="P28">name</text:p>
          </table:table-cell>
          <table:table-cell table:style-name="Tabela15.C3" office:value-type="string">
            <text:p text:style-name="P28">VARCHAR(100)</text:p>
          </table:table-cell>
          <table:table-cell table:style-name="Tabela15.C3" office:value-type="string">
            <text:p text:style-name="P28">Nome do item que está guardado no repositório. Não permite caracteres especiais, apenas espaçamento, - e _.</text:p>
          </table:table-cell>
          <table:table-cell table:style-name="Tabela15.D3" office:value-type="string">
            <text:p text:style-name="P28">pASTA-ou_arquiv os</text:p>
            <text:p text:style-name="P28"/>
          </table:table-cell>
        </table:table-row>
      </table:table>
      <table:table table:name="Tabela16" table:style-name="Tabela16">
        <table:table-column table:style-name="Tabela16.A" table:number-columns-repeated="4"/>
        <text:soft-page-break/>
        <table:table-row>
          <table:table-cell table:style-name="Tabela16.A1" table:number-columns-spanned="4" office:value-type="string">
            <text:p text:style-name="P38">File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41">Atributo</text:p>
          </table:table-cell>
          <table:table-cell table:style-name="Tabela16.A2" office:value-type="string">
            <text:p text:style-name="P41">Tipo</text:p>
          </table:table-cell>
          <table:table-cell table:style-name="Tabela16.A2" office:value-type="string">
            <text:p text:style-name="P41">Descrição</text:p>
          </table:table-cell>
          <table:table-cell table:style-name="Tabela16.D2" office:value-type="string">
            <text:p text:style-name="P41">Exemplo</text:p>
          </table:table-cell>
        </table:table-row>
        <table:table-row>
          <table:table-cell table:style-name="Tabela16.C3" office:value-type="string">
            <text:p text:style-name="P28">termination</text:p>
          </table:table-cell>
          <table:table-cell table:style-name="Tabela16.C3" office:value-type="string">
            <text:p text:style-name="P28">VARCHAR(5)</text:p>
          </table:table-cell>
          <table:table-cell table:style-name="Tabela16.C3" office:value-type="string">
            <text:p text:style-name="P28">Tipo do arquivo. O primeiro caractere deve ser um ponto e os próximos letras minúsculas.</text:p>
          </table:table-cell>
          <table:table-cell table:style-name="Tabela16.D3" office:value-type="string">
            <text:p text:style-name="P17">.<text:span text:style-name="T22">sql</text:span></text:p>
          </table:table-cell>
        </table:table-row>
      </table:table>
      <text:p text:style-name="P4"/>
      <text:p text:style-name="P4"/>
      <text:p text:style-name="P10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8">Folder</text:p>
          </table:table-cell>
        </table:table-row>
      </table:table>
      <text:p text:style-name="P15"/>
      <text:p text:style-name="P15"/>
      <text:p text:style-name="P15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8">Save</text:p>
          </table:table-cell>
        </table:table-row>
      </table:table>
      <text:p text:style-name="P15"/>
      <text:p text:style-name="P15"/>
      <text:p text:style-name="P15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8">Full-With</text:p>
          </table:table-cell>
        </table:table-row>
      </table:table>
      <text:p text:style-name="P15"/>
      <text:p text:style-name="P15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38">Language</text:p>
          </table:table-cell>
        </table:table-row>
      </table:table>
      <text:p text:style-name="P15"/>
      <text:p text:style-name="P15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38">Implementation</text:p>
          </table:table-cell>
        </table:table-row>
      </table:table>
      <text:p text:style-name="P15"/>
      <text:p text:style-name="P15"/>
      <text:p text:style-name="P15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row>
          <table:table-cell table:style-name="Tabela22.A1" table:number-columns-spanned="4" office:value-type="string">
            <text:p text:style-name="P42">L<text:span text:style-name="T22">icense</text:span>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42">Atributo</text:p>
          </table:table-cell>
          <table:table-cell table:style-name="Tabela22.A2" office:value-type="string">
            <text:p text:style-name="P42">Tipo</text:p>
          </table:table-cell>
          <table:table-cell table:style-name="Tabela22.A2" office:value-type="string">
            <text:p text:style-name="P42">Descrição</text:p>
          </table:table-cell>
          <table:table-cell table:style-name="Tabela22.D2" office:value-type="string">
            <text:p text:style-name="P42">Exemplo</text:p>
          </table:table-cell>
        </table:table-row>
        <table:table-row>
          <table:table-cell table:style-name="Tabela22.A3" office:value-type="string">
            <text:p text:style-name="P21">t<text:span text:style-name="T22">ype</text:span></text:p>
          </table:table-cell>
          <table:table-cell table:style-name="Tabela22.B3" office:value-type="string">
            <text:p text:style-name="P21">VARCHAR(1<text:span text:style-name="T22">50</text:span>)</text:p>
          </table:table-cell>
          <table:table-cell table:style-name="Tabela22.C3" office:value-type="string">
            <text:p text:style-name="P22">T<text:span text:style-name="T22">ipo da licença adotada para o repositório. </text:span></text:p>
          </table:table-cell>
          <table:table-cell table:style-name="Tabela22.D3" office:value-type="string">
            <text:p text:style-name="P23">G<text:span text:style-name="T23">NU General PublicLicense v3.0</text:span></text:p>
          </table:table-cell>
        </table:table-row>
      </table:table>
      <text:p text:style-name="P15"/>
      <text:p text:style-name="P15"/>
      <text:p text:style-name="P16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46">C<text:span text:style-name="T23">onsent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3T17:13:59.722963042</meta:creation-date>
    <dc:date>2020-10-01T04:13:45.013229099</dc:date>
    <meta:editing-duration>PT34M32S</meta:editing-duration>
    <meta:editing-cycles>4</meta:editing-cycles>
    <meta:generator>LibreOffice/6.3.5.2$Linux_X86_64 LibreOffice_project/30$Build-2</meta:generator>
    <meta:document-statistic meta:table-count="23" meta:image-count="0" meta:object-count="0" meta:page-count="5" meta:paragraph-count="165" meta:word-count="488" meta:character-count="3121" meta:non-whitespace-character-count="2791"/>
  </office:meta>
</office:document-meta>
</file>